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8.096cm"/>
    </style:style>
    <style:style style:name="Tableau1.B" style:family="table-column">
      <style:table-column-properties style:column-width="7.197cm"/>
    </style:style>
    <style:style style:name="Tableau1.C" style:family="table-column">
      <style:table-column-properties style:column-width="1.7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217cm"/>
    </style:style>
    <style:style style:name="P1" style:family="paragraph" style:parent-style-name="Header">
      <style:text-properties officeooo:rsid="000921db" officeooo:paragraph-rsid="000921db"/>
    </style:style>
    <style:style style:name="P2" style:family="paragraph" style:parent-style-name="Footer">
      <style:text-properties officeooo:rsid="000921db" officeooo:paragraph-rsid="000921db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baf74" officeooo:paragraph-rsid="000baf74" style:font-weight-asian="bold" style:font-weight-complex="bold"/>
    </style:style>
    <style:style style:name="P4" style:family="paragraph" style:parent-style-name="Table_20_Contents">
      <style:text-properties officeooo:rsid="000eb42f" officeooo:paragraph-rsid="000eb42f"/>
    </style:style>
    <style:style style:name="P5" style:family="paragraph" style:parent-style-name="Table_20_Contents">
      <style:text-properties officeooo:rsid="001158ac" officeooo:paragraph-rsid="001158ac"/>
    </style:style>
    <style:style style:name="P6" style:family="paragraph" style:parent-style-name="Table_20_Contents">
      <style:text-properties officeooo:rsid="0011c310" officeooo:paragraph-rsid="0011c310"/>
    </style:style>
    <style:style style:name="P7" style:family="paragraph" style:parent-style-name="Table_20_Contents">
      <style:text-properties officeooo:rsid="00145095" officeooo:paragraph-rsid="00145095"/>
    </style:style>
    <style:style style:name="P8" style:family="paragraph" style:parent-style-name="Table_20_Contents">
      <style:text-properties officeooo:rsid="00157a80" officeooo:paragraph-rsid="00157a80"/>
    </style:style>
    <style:style style:name="T1" style:family="text">
      <style:text-properties officeooo:rsid="0012c55f"/>
    </style:style>
    <style:style style:name="T2" style:family="text">
      <style:text-properties officeooo:rsid="00145095"/>
    </style:style>
    <style:style style:name="T3" style:family="text">
      <style:text-properties officeooo:rsid="00157a80"/>
    </style:style>
    <style:style style:name="T4" style:family="text">
      <style:text-properties officeooo:rsid="00170c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Cas d’utilisation</text:p>
          </table:table-cell>
          <table:table-cell table:style-name="Tableau1.A1" office:value-type="string">
            <text:p text:style-name="P3">Attentes</text:p>
          </table:table-cell>
          <table:table-cell table:style-name="Tableau1.C1" office:value-type="string">
            <text:p text:style-name="P3">Résultat</text:p>
          </table:table-cell>
        </table:table-row>
        <table:table-row>
          <table:table-cell table:style-name="Tableau1.A2" office:value-type="string">
            <text:p text:style-name="P4">Afficher la position du véhicule</text:p>
          </table:table-cell>
          <table:table-cell table:style-name="Tableau1.A2" office:value-type="string">
            <text:p text:style-name="P5"><text:span text:style-name="T1">Connexion à la page Web en tant qu’admin, a</text:span>ffich<text:span text:style-name="T1">age</text:span> une position textuelle ou sur une carte du véhicul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Définition de la zone de déplacement autorisée</text:p>
          </table:table-cell>
          <table:table-cell table:style-name="Tableau1.A2" office:value-type="string">
            <text:p text:style-name="P6">Contrôle du déplacement, <text:span text:style-name="T2">choix d’une restriction de zone et</text:span> envoi de mails en cas de sortie de la zone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8">Passage en mode maintenance</text:p>
          </table:table-cell>
          <table:table-cell table:style-name="Tableau1.A2" office:value-type="string">
            <text:p text:style-name="P8">Se connecter en tant que technicien pour passer le boîtier en mode maintenance et stopper l’envoi de donner temporairement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Gérer la maintenance du véhicule </text:p>
          </table:table-cell>
          <table:table-cell table:style-name="Tableau1.A2" office:value-type="string">
            <text:p text:style-name="P6"><text:span text:style-name="T3">En passant le boîtier en mode maintenance, c</text:span>ontrôler les informations utiles (kilométrage, niveaux d’huiles, <text:span text:style-name="T2">régimes moteurs etc</text:span>)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7">Extraire les données de la carte SD</text:p>
          </table:table-cell>
          <table:table-cell table:style-name="Tableau1.A2" office:value-type="string">
            <text:p text:style-name="P7"><text:span text:style-name="T4">En passant le </text:span>boîtier en mode maintenance, les données de la carte <text:span text:style-name="T4">peuvent-être</text:span> envoyées dans la base de données et la carte est vidée.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au1.13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21db" officeooo:paragraph-rsid="000921db"/>
    </style:style>
    <style:style style:name="MP2" style:family="paragraph" style:parent-style-name="Footer">
      <style:text-properties officeooo:rsid="000921db" officeooo:paragraph-rsid="000921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2018<text:tab/>ALFOX<text:tab/>SNIR2</text:p>
      </style:header>
      <style:footer>
        <text:p text:style-name="MP2">Lycée Victor Hugo – Colomiers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5:31:24.421602953</meta:creation-date>
    <dc:date>2018-02-05T12:34:13.930269184</dc:date>
    <meta:editing-duration>PT1H46M19S</meta:editing-duration>
    <meta:editing-cycles>9</meta:editing-cycles>
    <meta:generator>LibreOffice/5.1.6.2.0$Linux_X86_64 LibreOffice_project/10$Build-2</meta:generator>
    <meta:document-statistic meta:table-count="1" meta:image-count="0" meta:object-count="0" meta:page-count="1" meta:paragraph-count="16" meta:word-count="138" meta:character-count="853" meta:non-whitespace-character-count="726"/>
  </office:meta>
</office:document-meta>
</file>